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oteiro para o Primeiro Pitch (2 minutos)</text:span></text:h>
      <text:p text:style-name="Text_20_body"><text:span text:style-name="Strong_20_Emphasis">Introdução</text:span> (10-15 segundos)</text:p>
      <text:list text:style-name="L1">
        <text:list-item>
          <text:p text:style-name="P2"><text:span text:style-name="Strong_20_Emphasis">Apresentação do projeto</text:span>:<text:line-break/>“Olá, somos a equipe por trás do projeto <text:span text:style-name="Emphasis">A Taberna</text:span>, uma iniciativa que vai além de oferecer abrigos emergenciais: nosso objetivo é construir uma rede de solidariedade em tempos de crise.”</text:p>
        </text:list-item>
        <text:list-item>
          <text:p text:style-name="P1"><text:span text:style-name="Strong_20_Emphasis">Gancho emocional</text:span>:<text:line-break/>"Vivemos em uma época em que desastres naturais, calamidades e emergências nos pegam desprevenidos. Nesses momentos, a união é essencial, e acreditamos que cada casa pode se transformar em um farol de esperança."</text:p>
        </text:list-item>
      </text:list>
      <text:p text:style-name="Horizontal_20_Line"/>
      <text:h text:style-name="Heading_20_3" text:outline-level="3"><text:span text:style-name="Strong_20_Emphasis">O Problema que A Taberna resolve</text:span> (20-25 segundos)</text:h>
      <text:list text:style-name="L2">
        <text:list-item>
          <text:p text:style-name="P4">“Nosso projeto nasce de uma necessidade urgente: quando desastres acontecem, as opções de abrigos tradicionais rapidamente se esgotam, deixando muitas famílias sem assistência adequada."</text:p>
        </text:list-item>
        <text:list-item>
          <text:p text:style-name="P3">“Além disso, as estruturas existentes nem sempre proporcionam um ambiente acolhedor e seguro para a recuperação emocional das vítimas."</text:p>
        </text:list-item>
      </text:list>
      <text:p text:style-name="Horizontal_20_Line"/>
      <text:h text:style-name="Heading_20_3" text:outline-level="3"><text:span text:style-name="Strong_20_Emphasis">A Solução Proposta e Como Funciona</text:span> (30-35 segundos)</text:h>
      <text:list text:style-name="L3">
        <text:list-item>
          <text:p text:style-name="P6">“A Taberna oferece uma plataforma que conecta pessoas dispostas a oferecer abrigo temporário com aqueles que precisam de um lar emergencial."</text:p>
        </text:list-item>
        <text:list-item>
          <text:p text:style-name="P6">“Os voluntários podem cadastrar seus espaços de forma fácil e rápida, enquanto o governo garante a validação e segurança dos locais."</text:p>
        </text:list-item>
        <text:list-item>
          <text:p text:style-name="P5">“Com essa abordagem, oferecemos uma alternativa ágil e descentralizada, que complementa os abrigos convencionais e fortalece a comunidade."</text:p>
        </text:list-item>
      </text:list>
      <text:p text:style-name="Horizontal_20_Line"/>
      <text:h text:style-name="Heading_20_3" text:outline-level="3"><text:span text:style-name="Strong_20_Emphasis">Ideação e Validação</text:span> (20-25 segundos)</text:h>
      <text:list text:style-name="L4">
        <text:list-item>
          <text:p text:style-name="P8">“Desde o início, focamos em simplicidade e inclusão, garantindo que qualquer pessoa, desde quem tem um quarto extra até quem pode oferecer um sofá, possa participar."</text:p>
        </text:list-item>
        <text:list-item>
          <text:p text:style-name="P7">“Pesquisamos iniciativas semelhantes e validamos com especialistas que a solução é viável e sustentável. Além disso, contamos com a adesão de voluntários durante a fase inicial de teste."</text:p>
        </text:list-item>
      </text:list>
      <text:p text:style-name="Horizontal_20_Line"/>
      <text:h text:style-name="Heading_20_3" text:outline-level="3"><text:span text:style-name="Strong_20_Emphasis">Abordagem Estratégica e Técnica</text:span> (20-25 segundos)</text:h>
      <text:list text:style-name="L5">
        <text:list-item>
          <text:p text:style-name="P10">“A plataforma foi desenvolvida com base em um site responsivo e intuitivo, facilitando o cadastro e a comunicação entre voluntários e beneficiados."</text:p>
        </text:list-item>
        <text:list-item>
          <text:p text:style-name="P9">“Além disso, integramos o apoio de prefeituras e ONGs para garantir que a operação seja segura e coordenada."</text:p>
        </text:list-item>
      </text:list>
      <text:p text:style-name="Horizontal_20_Line"><text:soft-page-break/></text:p>
      <text:h text:style-name="Heading_20_3" text:outline-level="3"><text:span text:style-name="Strong_20_Emphasis">Evolução e Melhorias Futuras</text:span> (15-20 segundos)</text:h>
      <text:list text:style-name="L6">
        <text:list-item>
          <text:p text:style-name="P12">“No futuro, queremos automatizar ainda mais o processo de alocação e criar um aplicativo móvel para ampliar o alcance e a eficiência da plataforma."</text:p>
        </text:list-item>
        <text:list-item>
          <text:p text:style-name="P11">“Nosso objetivo é expandir A Taberna para outras regiões do país, tornando essa rede de solidariedade um modelo replicável em qualquer lugar que precise de ajuda rápida."</text:p>
        </text:list-item>
      </text:list>
      <text:p text:style-name="Horizontal_20_Line"/>
      <text:h text:style-name="Heading_20_3" text:outline-level="3"><text:span text:style-name="Strong_20_Emphasis">Fechamento</text:span> (10-15 segundos)</text:h>
      <text:list text:style-name="L7">
        <text:list-item>
          <text:p text:style-name="P14">“A Taberna é mais do que uma resposta emergencial: é uma maneira de fortalecer laços comunitários e transformar crises em oportunidades de união."</text:p>
        </text:list-item>
        <text:list-item>
          <text:p text:style-name="P13">“Acreditamos que juntos podemos fazer a diferença e construir uma sociedade mais acolhedora e resiliente.”</text:p>
        </text:list-item>
      </text:list>
      <text:p text:style-name="Horizontal_20_Line"/>
      <text:p text:style-name="Text_20_body">Com esse roteiro, você apresenta o projeto de forma clara e concisa, conectando-se emocionalmente ao público e destacando tanto o problema quanto a soluçã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17:37:20.248000000</meta:creation-date>
    <dc:date>2024-10-27T17:37:41.248000000</dc:date>
    <meta:editing-duration>PT21S</meta:editing-duration>
    <meta:editing-cycles>1</meta:editing-cycles>
    <meta:document-statistic meta:table-count="0" meta:image-count="0" meta:object-count="0" meta:page-count="2" meta:paragraph-count="24" meta:word-count="440" meta:character-count="2851" meta:non-whitespace-character-count="2450"/>
    <meta:generator>LibreOffice/7.6.4.1$Windows_X86_64 LibreOffice_project/e19e193f88cd6c0525a17fb7a176ed8e6a3e2aa1</meta:generator>
  </office:meta>
</office:document-meta>
</file>